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e8b5" officeooo:paragraph-rsid="0007e8b5"/>
    </style:style>
    <style:style style:name="P2" style:family="paragraph" style:parent-style-name="Standard">
      <style:paragraph-properties fo:line-height="100%"/>
      <style:text-properties officeooo:rsid="0007e8b5" officeooo:paragraph-rsid="0007e8b5"/>
    </style:style>
    <style:style style:name="P3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officeooo:paragraph-rsid="0007e8b5"/>
    </style:style>
    <style:style style:name="P4" style:family="paragraph" style:parent-style-name="Standard">
      <style:paragraph-properties fo:margin-top="0cm" fo:margin-bottom="0.353cm" style:contextual-spacing="false" fo:line-height="100%" fo:text-align="start" style:justify-single-word="false"/>
      <style:text-properties officeooo:paragraph-rsid="0007e8b5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paragraph-rsid="0007e8b5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Calibri" fo:font-size="11pt" fo:language="es" fo:country="ES" officeooo:paragraph-rsid="0007e8b5" style:font-size-asian="11pt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Calibri" fo:font-size="11pt" fo:language="es" fo:country="ES" officeooo:rsid="0007e8b5" officeooo:paragraph-rsid="0007e8b5" style:font-size-asian="11pt"/>
    </style:style>
    <style:style style:name="T1" style:family="text">
      <style:text-properties fo:color="#000000" loext:opacity="100%" style:font-name="Calibri" fo:font-size="11pt" fo:language="es" fo:country="ES" style:font-size-asian="11pt"/>
    </style:style>
    <style:style style:name="T2" style:family="text">
      <style:text-properties loext:padding="0cm" loext:border="none"/>
    </style:style>
    <style:style style:name="T3" style:family="text">
      <style:text-properties officeooo:rsid="000970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ACIÓN</text:p>
      <text:p text:style-name="P1">Visual Studio Code 2022 community</text:p>
      <text:p text:style-name="P1">Sql Server 2019 el q viene con el management studio</text:p>
      <text:p text:style-name="P1">Postman</text:p>
      <text:p text:style-name="P1"/>
      <text:p text:style-name="P1">Luego de crear el proyecto, adicionar los paquetes nuget:</text:p>
      <text:p text:style-name="P1">EntityFramework 6.4.4</text:p>
      <text:p text:style-name="P1">Microsoft.AspNetCore.Authentication.JwtBearer 7.0.0</text:p>
      <text:p text:style-name="P1">Microsoft.EntityFrameworkCore 7.0.0</text:p>
      <text:p text:style-name="P2">Microsoft.EntityFrameworkCore.Tools 7.0.0</text:p>
      <text:p text:style-name="P6">Swashbuckle.AspNetCore 6.0.0</text:p>
      <text:p text:style-name="P6">Newtonsoft.Json 13.0.1</text:p>
      <text:p text:style-name="P6">Swashbuckle.AspNetCore.Swagger 6.0.0</text:p>
      <text:p text:style-name="P6"><text:a xlink:type="simple" xlink:href="https://www.nuget.org/packages/Microsoft.EntityFrameworkCore.SqlServer/" text:style-name="Internet_20_link" text:visited-style-name="Visited_20_Internet_20_Link"><text:span text:style-name="T2">Microsoft.EntityFrameworkCore.SqlServer</text:span></text:a>  <text:s/><text:span text:style-name="T3">7,0,0</text:span></text:p>
      <text:p text:style-name="P5"><text:span text:style-name="T1"/></text:p>
      <text:p text:style-name="P7">Para ver swagger:</text:p>
      <text:p text:style-name="P3"><text:a xlink:type="simple" xlink:href="https://localhost:7145/swagger/index.html" text:style-name="Internet_20_link" text:visited-style-name="Visited_20_Internet_20_Link"><text:span text:style-name="T1">https://localhost:7145/swagger/index.html</text:span></text:a></text:p>
      <text:p text:style-name="P3"><text:span text:style-name="T1"/></text:p>
      <text:p text:style-name="P3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1T12:45:04.421000000</meta:creation-date>
    <dc:date>2024-01-23T12:35:56.071000000</dc:date>
    <meta:editing-duration>PT21M7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15" meta:word-count="46" meta:character-count="498" meta:non-whitespace-character-count="465"/>
  </office:meta>
</office:document-meta>
</file>